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9e87d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1f996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1dfd2"/>
    </style:style>
    <style:style style:name="T7" style:family="text">
      <style:text-properties style:text-underline-style="solid" style:text-underline-width="auto" style:text-underline-color="font-color" officeooo:rsid="0023eac4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9e87d"/>
    </style:style>
    <style:style style:name="T10" style:family="text">
      <style:text-properties officeooo:rsid="0032c91e"/>
    </style:style>
    <style:style style:name="T11" style:family="text">
      <style:text-properties officeooo:rsid="001ce879"/>
    </style:style>
    <style:style style:name="T12" style:family="text">
      <style:text-properties officeooo:rsid="001f9965"/>
    </style:style>
    <style:style style:name="T13" style:family="text">
      <style:text-properties officeooo:rsid="001ebb67"/>
    </style:style>
    <style:style style:name="T14" style:family="text">
      <style:text-properties officeooo:rsid="0021dfd2"/>
    </style:style>
    <style:style style:name="T15" style:family="text">
      <style:text-properties officeooo:rsid="0023eac4"/>
    </style:style>
    <style:style style:name="T16" style:family="text">
      <style:text-properties officeooo:rsid="0025b1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text:tab/><text:tab/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2">Βαθμός……………………………………</text:p>
      <text:p text:style-name="P3">Οργανική Θέση<text:span text:style-name="T1">: 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4"><text:span text:style-name="T1">ΘΕΜΑ</text:span>: <text:span text:style-name="T5">Χορήγηση </text:span><text:span text:style-name="T7">άδειας ασθένειας</text:span><text:span text:style-name="T5"> </text:span><text:span text:style-name="T7">ανήλικου</text:span><text:span text:style-name="T5"> </text:span><text:span text:style-name="T6">τέκνου</text:span></text:p>
      <text:p text:style-name="P2"/>
      <text:p text:style-name="P2"/>
      <text:p text:style-name="P2">Χορηγηθείσα αναρρωτική άδεια <text:span text:style-name="T14">τέκνου τρέχοντος ημερολογιακού έτους</text:span>:</text:p>
      <text:p text:style-name="P2"/>
      <text:p text:style-name="P2">..........………………<text:span text:style-name="T16">ημέρ</text:span>…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ΠΡΟΣ</text:p>
      <text:p text:style-name="P2"/>
      <text:p text:style-name="P2"/>
      <text:p text:style-name="P2">Τ<text:span text:style-name="T9">ον</text:span> κ. Δ/ντή του <text:span text:style-name="T9">1ου ΕΠΑΛ Μοιρών</text:span></text:p>
      <text:p text:style-name="P2"/>
      <text:p text:style-name="P7">Παρακαλώ να μου χορηγήσετε άδεια <text:span text:style-name="T15">ασθένειας</text:span> <text:span text:style-name="T12">ανήλικου τέκνου </text:span>βάσει τ<text:span text:style-name="T12">ου άρθρου 31 </text:span>του Ν.<text:span text:style-name="T12">4440</text:span>/<text:span text:style-name="T13">02.12.2016</text:span>, ΦΕΚ <text:span text:style-name="T12">224</text:span> τ.Α <text:span text:style-name="T10">για </text:span><text:span text:style-name="T2">[DURATION]</text:span> <text:s/>από <text:span text:style-name="T3">[START_DATE]</text:span> μέχρι <text:span text:style-name="T4">[END_DATE] </text:span>διότι ……………………………...…………………………………………………………………………………</text:p>
      <text:p text:style-name="P2"/>
      <text:p text:style-name="P2">Μαζί υποβάλλω <text:span text:style-name="T12">σχετική ιατρική βεβαίωση</text:span></text:p>
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/>
      <text:p text:style-name="P2"/>
      <text:p text:style-name="P2">Ημερομηνία:………………………………..</text:p>
      <text:p text:style-name="P2"/>
      <text:p text:style-name="P2">………… Αιτ……………………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7-10-02T15:43:45.790478455</dc:date>
    <meta:print-date>2008-04-03T09:59:00</meta:print-date>
    <meta:editing-cycles>10</meta:editing-cycles>
    <meta:editing-duration>PT41M50S</meta:editing-duration>
    <meta:generator>LibreOffice/5.3.6.1$Linux_X86_64 LibreOffice_project/30m0$Build-1</meta:generator>
    <meta:document-statistic meta:table-count="0" meta:image-count="0" meta:object-count="0" meta:page-count="1" meta:paragraph-count="23" meta:word-count="92" meta:character-count="867" meta:non-whitespace-character-count="788"/>
  </office:meta>
</office:document-meta>
</file>